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ntium Book Basic" svg:font-family="'Gentium Book Basic'"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Gentium Book Basic" officeooo:rsid="0024ffe4" officeooo:paragraph-rsid="0024ffe4"/>
    </style:style>
    <style:style style:name="P2" style:family="paragraph" style:parent-style-name="Standard">
      <style:text-properties style:font-name="Gentium Book Basic" fo:font-size="8pt" officeooo:rsid="001cd835" officeooo:paragraph-rsid="001cd835" style:font-size-asian="8pt" style:font-size-complex="8pt"/>
    </style:style>
    <style:style style:name="P3" style:family="paragraph" style:parent-style-name="Standard">
      <style:text-properties style:font-name="Gentium Book Basic" fo:font-size="8pt" officeooo:rsid="001cd835" officeooo:paragraph-rsid="001ab0f9" style:font-size-asian="8pt" style:font-size-complex="8pt"/>
    </style:style>
    <style:style style:name="P4" style:family="paragraph" style:parent-style-name="Standard">
      <style:text-properties style:font-name="Gentium Book Basic" fo:font-size="8pt" officeooo:rsid="001ab0f9" officeooo:paragraph-rsid="001ab0f9" style:font-size-asian="8pt" style:font-size-complex="8pt"/>
    </style:style>
    <style:style style:name="P5" style:family="paragraph" style:parent-style-name="Standard">
      <style:text-properties style:font-name="Gentium Book Basic" fo:font-size="8pt" officeooo:rsid="001fe9f8" officeooo:paragraph-rsid="001fe9f8" style:font-size-asian="8pt" style:font-size-complex="8pt"/>
    </style:style>
    <style:style style:name="P6" style:family="paragraph" style:parent-style-name="Standard">
      <style:text-properties style:font-name="Gentium Book Basic" fo:font-size="8pt" officeooo:rsid="00213814" officeooo:paragraph-rsid="00213814" style:font-size-asian="8pt" style:font-size-complex="8pt"/>
    </style:style>
    <style:style style:name="P7" style:family="paragraph" style:parent-style-name="Standard">
      <style:paragraph-properties fo:text-align="center" style:justify-single-word="false"/>
      <style:text-properties style:font-name="Gentium Book Basic" fo:font-size="8pt" officeooo:rsid="0024ffe4" officeooo:paragraph-rsid="0024ffe4" style:font-size-asian="8pt" style:font-size-complex="8pt"/>
    </style:style>
    <style:style style:name="P8" style:family="paragraph" style:parent-style-name="Standard">
      <style:paragraph-properties fo:text-align="start" style:justify-single-word="false"/>
      <style:text-properties style:font-name="Gentium Book Basic" fo:font-size="8pt" officeooo:rsid="0024ffe4" officeooo:paragraph-rsid="0024ffe4" style:font-size-asian="8pt" style:font-size-complex="8pt"/>
    </style:style>
    <style:style style:name="P9" style:family="paragraph" style:parent-style-name="Standard">
      <style:paragraph-properties fo:text-align="start" style:justify-single-word="false"/>
      <style:text-properties style:font-name="Gentium Book Basic" fo:font-size="8pt" officeooo:rsid="0024ffe4" officeooo:paragraph-rsid="00283a72" style:font-size-asian="8pt" style:font-size-complex="8pt"/>
    </style:style>
    <style:style style:name="P10" style:family="paragraph" style:parent-style-name="Standard">
      <style:paragraph-properties fo:text-align="start" style:justify-single-word="false">
        <style:tab-stops>
          <style:tab-stop style:position="4.9402in"/>
        </style:tab-stops>
      </style:paragraph-properties>
      <style:text-properties style:font-name="Gentium Book Basic" fo:font-size="8pt" officeooo:rsid="0024ffe4" officeooo:paragraph-rsid="0024ffe4" style:font-size-asian="8pt" style:font-size-complex="8pt"/>
    </style:style>
    <style:style style:name="P11" style:family="paragraph" style:parent-style-name="Standard">
      <style:text-properties style:font-name="Gentium Book Basic" fo:font-size="8pt" officeooo:rsid="00268e4a" officeooo:paragraph-rsid="00268e4a" style:font-size-asian="8pt" style:font-size-complex="8pt"/>
    </style:style>
    <style:style style:name="P12" style:family="paragraph" style:parent-style-name="Standard">
      <style:text-properties style:font-name="Gentium Book Basic" fo:font-size="8pt" officeooo:rsid="00283a72" officeooo:paragraph-rsid="00283a72" style:font-size-asian="8pt" style:font-size-complex="8pt"/>
    </style:style>
    <style:style style:name="P13" style:family="paragraph" style:parent-style-name="Standard">
      <style:paragraph-properties fo:text-align="start" style:justify-single-word="false">
        <style:tab-stops>
          <style:tab-stop style:position="0.2528in"/>
        </style:tab-stops>
      </style:paragraph-properties>
      <style:text-properties style:font-name="Gentium Book Basic" fo:font-size="8pt" officeooo:rsid="00283a72" officeooo:paragraph-rsid="00283a72" style:font-size-asian="8pt" style:font-size-complex="8pt"/>
    </style:style>
    <style:style style:name="P14" style:family="paragraph" style:parent-style-name="Standard">
      <style:paragraph-properties fo:text-align="start" style:justify-single-word="false">
        <style:tab-stops>
          <style:tab-stop style:position="0.2528in"/>
        </style:tab-stops>
      </style:paragraph-properties>
      <style:text-properties style:font-name="Gentium Book Basic" fo:font-size="8pt" officeooo:rsid="0029dc1e" officeooo:paragraph-rsid="0029dc1e" style:font-size-asian="8pt" style:font-size-complex="8pt"/>
    </style:style>
    <style:style style:name="P15" style:family="paragraph" style:parent-style-name="Standard">
      <style:paragraph-properties fo:text-align="start" style:justify-single-word="false"/>
      <style:text-properties style:font-name="Gentium Book Basic" fo:font-size="8pt" officeooo:rsid="0029dc1e" officeooo:paragraph-rsid="0029dc1e" style:font-size-asian="8pt" style:font-size-complex="8pt"/>
    </style:style>
    <style:style style:name="P16" style:family="paragraph" style:parent-style-name="Standard">
      <style:paragraph-properties fo:text-align="start" style:justify-single-word="false">
        <style:tab-stops>
          <style:tab-stop style:position="0.2528in"/>
        </style:tab-stops>
      </style:paragraph-properties>
      <style:text-properties style:font-name="Gentium Book Basic" fo:font-size="8pt" officeooo:rsid="002932c7" officeooo:paragraph-rsid="002932c7" style:font-size-asian="8pt" style:font-size-complex="8pt"/>
    </style:style>
    <style:style style:name="P17" style:family="paragraph" style:parent-style-name="Standard">
      <style:paragraph-properties fo:text-align="start" style:justify-single-word="false">
        <style:tab-stops>
          <style:tab-stop style:position="0.2528in"/>
        </style:tab-stops>
      </style:paragraph-properties>
      <style:text-properties style:font-name="Gentium Book Basic" fo:font-size="8pt" officeooo:rsid="002a31f4" officeooo:paragraph-rsid="002a31f4" style:font-size-asian="8pt" style:font-size-complex="8pt"/>
    </style:style>
    <style:style style:name="P18" style:family="paragraph" style:parent-style-name="Standard">
      <style:text-properties style:font-name="Gentium Book Basic" fo:font-size="8pt" officeooo:rsid="002b022b" officeooo:paragraph-rsid="001fe9f8" style:font-size-asian="8pt" style:font-size-complex="8pt"/>
    </style:style>
    <style:style style:name="P19" style:family="paragraph" style:parent-style-name="Standard">
      <style:text-properties style:font-name="Gentium Book Basic" fo:font-size="8pt" officeooo:rsid="002b022b" officeooo:paragraph-rsid="00268e4a" style:font-size-asian="8pt" style:font-size-complex="8pt"/>
    </style:style>
    <style:style style:name="P20" style:family="paragraph" style:parent-style-name="Standard">
      <style:paragraph-properties fo:line-height="100%"/>
      <style:text-properties style:font-name="Gentium Book Basic" fo:font-size="8pt" officeooo:rsid="002b022b" officeooo:paragraph-rsid="002b022b" style:font-size-asian="8pt" style:font-size-complex="8pt"/>
    </style:style>
    <style:style style:name="P21" style:family="paragraph" style:parent-style-name="Standard">
      <style:text-properties style:font-name="Bitstream Charter" fo:font-size="8pt" officeooo:rsid="00268e4a" officeooo:paragraph-rsid="00268e4a" style:font-size-asian="8pt" style:font-size-complex="8pt"/>
    </style:style>
    <style:style style:name="P22" style:family="paragraph" style:parent-style-name="Standard">
      <style:paragraph-properties fo:padding="0.0291in" fo:border-left="none" fo:border-right="none" fo:border-top="none" fo:border-bottom="0.06pt solid #000000" style:join-border="false"/>
      <style:text-properties style:font-name="Gentium Book Basic" fo:font-size="8pt" officeooo:rsid="001fe9f8" officeooo:paragraph-rsid="001fe9f8" style:font-size-asian="8pt" style:font-size-complex="8pt"/>
    </style:style>
    <style:style style:name="P23" style:family="paragraph" style:parent-style-name="Standard">
      <style:paragraph-properties fo:text-align="start" style:justify-single-word="false"/>
      <style:text-properties style:font-name="Gentium Book Basic" fo:font-size="8pt" officeooo:rsid="00283a72" officeooo:paragraph-rsid="00283a72" style:font-size-asian="8pt" style:font-size-complex="8pt"/>
    </style:style>
    <style:style style:name="P24" style:family="paragraph" style:parent-style-name="Standard">
      <style:paragraph-properties fo:text-align="start" style:justify-single-word="false"/>
      <style:text-properties style:font-name="Gentium Book Basic" fo:font-size="8pt" officeooo:rsid="002d337f" officeooo:paragraph-rsid="002d337f" style:font-size-asian="8pt" style:font-size-complex="8pt"/>
    </style:style>
    <style:style style:name="P25" style:family="paragraph" style:parent-style-name="Standard">
      <style:paragraph-properties fo:text-align="start" style:justify-single-word="false"/>
      <style:text-properties style:font-name="Gentium Book Basic" fo:font-size="8pt" officeooo:rsid="00268e4a" officeooo:paragraph-rsid="0024ffe4" style:font-size-asian="8pt" style:font-size-complex="8pt"/>
    </style:style>
    <style:style style:name="P26" style:family="paragraph" style:parent-style-name="Standard">
      <style:paragraph-properties fo:text-align="start" style:justify-single-word="false"/>
      <style:text-properties style:font-name="Gentium Book Basic" fo:font-size="8pt" officeooo:rsid="0024ffe4" officeooo:paragraph-rsid="00283a72" style:font-size-asian="8pt" style:font-size-complex="8pt"/>
    </style:style>
    <style:style style:name="P27" style:family="paragraph" style:parent-style-name="Standard">
      <style:paragraph-properties fo:text-align="start" style:justify-single-word="false"/>
      <style:text-properties style:font-name="Gentium Book Basic" fo:font-size="8pt" fo:font-style="normal" officeooo:rsid="00268e4a" officeooo:paragraph-rsid="0024ffe4" style:font-size-asian="8pt" style:font-style-asian="normal" style:font-size-complex="8pt" style:font-style-complex="normal"/>
    </style:style>
    <style:style style:name="P28" style:family="paragraph" style:parent-style-name="Standard">
      <style:paragraph-properties fo:text-align="start" style:justify-single-word="false" fo:padding="0.0291in" fo:border-left="none" fo:border-right="none" fo:border-top="none" fo:border-bottom="0.06pt solid #000000" style:join-border="false"/>
      <style:text-properties style:font-name="Gentium Book Basic" fo:font-size="8pt" officeooo:rsid="0024ffe4" officeooo:paragraph-rsid="00283a72" style:font-size-asian="8pt" style:font-size-complex="8pt"/>
    </style:style>
    <style:style style:name="P29"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Gentium Book Basic" fo:font-size="12pt" fo:font-style="italic" officeooo:rsid="0009faf8" officeooo:paragraph-rsid="002e2765" style:font-size-asian="12pt" style:font-style-asian="italic" style:font-size-complex="12pt" style:font-style-complex="italic"/>
    </style:style>
    <style:style style:name="P30" style:family="paragraph" style:parent-style-name="Standard">
      <style:paragraph-properties fo:margin-left="0in" fo:margin-right="0in" fo:text-align="start" style:justify-single-word="false" fo:text-indent="0in" style:auto-text-indent="false"/>
      <style:text-properties style:font-name="Gentium Book Basic" fo:font-size="8pt" fo:font-style="italic" officeooo:rsid="0009faf8" officeooo:paragraph-rsid="002e2765" style:font-size-asian="8pt" style:font-style-asian="italic" style:font-size-complex="8pt" style:font-style-complex="italic"/>
    </style:style>
    <style:style style:name="P31" style:family="paragraph" style:parent-style-name="Standard">
      <style:paragraph-properties fo:margin-left="0in" fo:margin-right="0in" fo:text-align="start" style:justify-single-word="false" fo:text-indent="0in" style:auto-text-indent="false">
        <style:tab-stops>
          <style:tab-stop style:position="0.25in"/>
        </style:tab-stops>
      </style:paragraph-properties>
      <style:text-properties style:font-name="Gentium Book Basic" fo:font-size="8pt" officeooo:rsid="0009faf8" officeooo:paragraph-rsid="002e2765" style:font-size-asian="8pt" style:font-size-complex="8pt"/>
    </style:style>
    <style:style style:name="P32" style:family="paragraph" style:parent-style-name="Text_20_body">
      <style:paragraph-properties fo:text-align="start" style:justify-single-word="false"/>
      <style:text-properties style:font-name="Gentium Book Basic" fo:font-size="8pt" officeooo:rsid="0024ffe4" officeooo:paragraph-rsid="00283a72" style:font-size-asian="8pt" style:font-size-complex="8pt"/>
    </style:style>
    <style:style style:name="P33" style:family="paragraph" style:parent-style-name="Text_20_body">
      <style:text-properties fo:font-size="8pt" style:font-size-asian="8pt" style:font-size-complex="8pt"/>
    </style:style>
    <style:style style:name="P34" style:family="paragraph" style:parent-style-name="Heading_20_2">
      <style:text-properties fo:font-size="8pt" style:font-size-asian="8pt" style:font-size-complex="8pt"/>
    </style:style>
    <style:style style:name="T1" style:family="text">
      <style:text-properties officeooo:rsid="001c304f"/>
    </style:style>
    <style:style style:name="T2" style:family="text">
      <style:text-properties officeooo:rsid="001d582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283a7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83a72"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8pt" fo:font-style="normal" style:font-size-asian="8pt" style:font-style-asian="normal" style:font-size-complex="8pt" style:font-style-complex="normal"/>
    </style:style>
    <style:style style:name="T12" style:family="text">
      <style:text-properties fo:font-size="8pt" fo:font-style="normal" officeooo:rsid="00283a72" style:font-size-asian="8pt" style:font-style-asian="normal" style:font-size-complex="8pt" style:font-style-complex="normal"/>
    </style:style>
    <style:style style:name="T13" style:family="text">
      <style:text-properties fo:font-size="8pt" fo:font-style="italic" style:font-size-asian="8pt" style:font-style-asian="italic" style:font-size-complex="8pt" style:font-style-complex="italic"/>
    </style:style>
    <style:style style:name="T14" style:family="text">
      <style:text-properties fo:font-size="8pt" fo:font-style="italic" officeooo:rsid="00283a72" style:font-size-asian="8pt" style:font-style-asian="italic" style:font-size-complex="8pt" style:font-style-complex="italic"/>
    </style:style>
    <style:style style:name="T15" style:family="text">
      <style:text-properties fo:font-size="8pt" style:font-size-asian="8pt" style:font-size-complex="8pt"/>
    </style:style>
    <style:style style:name="T16" style:family="text">
      <style:text-properties style:font-name="Bitstream Charter"/>
    </style:style>
    <style:style style:name="T17" style:family="text">
      <style:text-properties style:font-name="Bitstream Charter" officeooo:rsid="00283a72"/>
    </style:style>
    <style:style style:name="T18" style:family="text">
      <style:text-properties style:font-name="Bitstream Charter" officeooo:rsid="002d337f"/>
    </style:style>
    <style:style style:name="T19" style:family="text">
      <style:text-properties officeooo:rsid="00283a72"/>
    </style:style>
    <style:style style:name="T20" style:family="text">
      <style:text-properties officeooo:rsid="002d337f"/>
    </style:style>
    <style:style style:name="T21" style:family="text">
      <style:text-properties officeooo:rsid="002e27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Who is Antifa?</text:p>
      <text:p text:style-name="P4">History of Antifa</text:p>
      <text:p text:style-name="P4">Deplorab<text:span text:style-name="T1">all</text:span></text:p>
      <text:p text:style-name="P4">Woman's March</text:p>
      <text:p text:style-name="P4">Milo</text:p>
      <text:p text:style-name="P4">Berkley Riots / Battles</text:p>
      <text:p text:style-name="P4">Media cover-up</text:p>
      <text:p text:style-name="P3"/>
      <text:p text:style-name="P2">The election of Donald Trump through an enthusiastic social media campaign and a message inspiring many who had given up on politics many years ago to register to vote <text:span text:style-name="T2">and cast their ballets for Trump was met with much resistance from neo-liberal progressives, socialist ideologues and neo-conservatives. Expressions of disapproval of Trump ranged from rather innocent Facebook posts and tweets to a collectivist group dressed in all black, with bandannas covering their face to hide identifiable features, taking to the streets and engaging in destructive, violent behavior. From Berkley, to the Deploraball and Women's March in D.C., Antifa's presence created a major nuisance for many, and in some cases, resulted in serious injuries for individuals perceived as being Nazis. The goal of this book is to provide a comprehensive overview of who Antifa is, the social movements resulting in the emergence of Antifa, specific individuals responsible for organizing and funding Antifa and to provide historical record of significant events in Antifa's history.</text:span></text:p>
      <text:p text:style-name="P2"/>
      <text:p text:style-name="P5">CHAPTER I – HISTORICAL BACKGROUND</text:p>
      <text:p text:style-name="P18"/>
      <text:p text:style-name="P20">Antifa does not adhere to a specific political ideology. However, members of the group typically have ideals closely tied to anarchist communism, also known as anarcho-communism. Anarcho-communism seeks abolition of the state and claims to private property. The means of production is to be communally owned by voluntary workers associations. </text:p>
      <text:p text:style-name="P5"/>
      <text:p text:style-name="P5"/>
      <text:p text:style-name="P6">CHAPTER II - </text:p>
      <text:p text:style-name="P19"/>
      <text:p text:style-name="P11"/>
      <text:p text:style-name="P12">The Rules of Engagement</text:p>
      <text:p text:style-name="P12"/>
      <text:p text:style-name="P12"/>
      <text:p text:style-name="P5"/>
      <text:p text:style-name="P5">Political Spectrum</text:p>
      <text:p text:style-name="P5"/>
      <text:p text:style-name="P5">The political spectrum typical in K-12 studies in America consists of a 2d plot with fascism, national socialism and related nationalistic ideologies on the far right, communism, international globalism and other globalistic ideologies on the far left, and an odd middle ground where most Americans stake claim. Antifa's political views and end goals would appear to place it on the far left of this spectrum. However, far left governmental systems are considered to be “big government” systems. Antifa does not necessarily believe in big government, even though many of the position's held by the group overlap with international and democratic socialistic positions.</text:p>
      <text:p text:style-name="P5"/>
      <text:p text:style-name="P22"/>
      <text:p text:style-name="P11">“In the aftermath of this event, it is time for some serious reflection. Now is not the time to sugar coat the truth, to revel in the feeling of success of a clean punch to a Nazi's face, but rather to take a step back and ask what organizational steps can take place to stop this from happening again. What tactics can we use to disrupt their events, even when there are similar numbers to our own? What differences must we put down, and alliances we need to create, in the resistance to fascism?” (“The Troubling...”) - posted by “Evolutionfire”</text:p>
      <text:p text:style-name="P11"/>
      <text:p text:style-name="P21">“Who do you think a fascist is more afraid of” People with only flags and bats, or people with flags, bats and guns?” (“The Troubling...”) - posted by the Great Cornlord</text:p>
      <text:p text:style-name="P11"/>
      <text:p text:style-name="P11"><text:span text:style-name="T16">- </text:span><text:span text:style-name="T17">punctuality, giving up personal atonomy briefly for success of event, secrecy, sobriety. “fash” and “filth”</text:span></text:p>
      <text:p text:style-name="P9"><text:span text:style-name="T8">“</text:span><text:span text:style-name="T9">Rules of Engagement”. </text:span><text:span text:style-name="T5">The Antifascist </text:span><text:span text:style-name="T9">1 (Spring 2005).</text:span></text:p>
      <text:p text:style-name="P28"/>
      <text:p text:style-name="P9"/>
      <text:p text:style-name="P32">The Alliance for Global Justice, based in Tucson, is listed as an organizer and fiscal sponsor for Refuse Fascism, a communist group that encouraged left-wingers to shut down the Yiannopoulos event.</text:p>
      <text:p text:style-name="P9">- <text:span text:style-name="T21">tied to soros</text:span></text:p>
      <text:p text:style-name="P9"/>
      <text:p text:style-name="P9"/>
      <text:p text:style-name="P31"><text:span text:style-name="T8">Chuck Ross. “Look Who Funds The Group Behind The Call To Arms At <text:tab/>Milo's Berkeley Event.” </text:span><text:span text:style-name="T4">The Daily Caller. </text:span><text:span text:style-name="T8">February 3, 2017.</text:span></text:p>
      <text:p text:style-name="P9">–----</text:p>
      <text:p text:style-name="P9">- <text:span text:style-name="T21">banners reading “become ungovernable” &amp; “this is war”</text:span></text:p>
      <text:p text:style-name="P32">By Any Means Necessary (BAMN), a left-wing civil rights organisation, was one of the militant anti-fascist groups involved in the protest.</text:p>
      <text:p text:style-name="P33">"The movement effectively shut down Yiannopoulos because it was a mass action with thousands of people who were united in the immediate goal of preventing fascists from gaining a foothold at UC Berkeley," Yvette Felarca, BAMN's northern California coordinator, told Al Jazeera by email.</text:p>
      <text:p text:style-name="P33">"BAMN, Black Bloc [protesters] and thousands of others found a way to protect each other and unite together because we shared the same political and tactical goal," she said. </text:p>
      <text:p text:style-name="P33">Black bloc is a tactic in which protesters - often anarchists - dress all in black and conceal their identities with hoodies, ski masks, sunglasses or scarves. Making it difficult to identify protesters serves to protect them from legal consequences.</text:p>
      <text:p text:style-name="P33">Felarca added: "Our success at Berkeley, with thousands united together to shut him [Yiannopoulos] down by any means necessary, was a rebellion against Trump's attempt to build a fascist movement in America and destroy the hard fought democratic gains that have been won here." </text:p>
      <text:h text:style-name="P34" text:outline-level="2">What is Antifa?</text:h>
      <text:p text:style-name="P33">The violence at Berkeley was just the latest in a series of events involving anti-fascist protesters and others who advocate the use of force against the far right. </text:p>
      <text:p text:style-name="P33">Based on principles of anti-racism, anti-capitalism and anti-authoritarianism, anti-fascist groups - often known as Antifa - are loosely knit and generally made up of semi-autonomous individuals dedicated to preventing the spread of fascism.</text:p>
      <text:p text:style-name="Text_20_body"><text:span text:style-name="T15">On the day of President </text:span><text:a xlink:type="simple" xlink:href="http://www.aljazeera.com/news/2017/01/donald-trump-sworn-president-170120163850452.html" office:target-frame-name="_self" xlink:show="replace"><text:span text:style-name="T15">Donald Trump's inauguration</text:span></text:a><text:span text:style-name="T15">, Antifa protesters also used black bloc tactics.</text:span></text:p>
      <text:p text:style-name="P33">During those protests, a limousine was set on fire, and a masked Antifa activist punched white supremacist Richard Spencer as he was being interviewed on camera.</text:p>
      <text:p text:style-name="P9"/>
      <text:p text:style-name="P30"><text:span text:style-name="T8">Patrick Strickland. “US Anti-Fascists: We Can Make Racists Afraid Again.” </text:span>Al Jazeera.<text:span text:style-name="T8"> February 21, 2017.</text:span></text:p>
      <text:p text:style-name="P28"/>
      <text:p text:style-name="P28"/>
      <text:p text:style-name="P29"/>
      <text:p text:style-name="P29"/>
      <text:p text:style-name="P29"><text:span text:style-name="T8">Patrick Strickland. “US Anti-Fascists: We Can Make Racists Afraid Again.” </text:span>Al Jazeera.<text:span text:style-name="T8"> February 21,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entium Book Basic" svg:font-family="'Gentium Book Basic'"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21:08:44.620225883</meta:creation-date>
    <dc:date>2017-05-23T19:23:48.655393966</dc:date>
    <meta:editing-duration>P5DT2H32M3S</meta:editing-duration>
    <meta:editing-cycles>12</meta:editing-cycles>
    <meta:generator>LibreOffice/4.2.8.2$Linux_X86_64 LibreOffice_project/420m0$Build-2</meta:generator>
    <meta:document-statistic meta:table-count="0" meta:image-count="0" meta:object-count="0" meta:page-count="1" meta:paragraph-count="35" meta:word-count="878" meta:character-count="5548" meta:non-whitespace-character-count="4698"/>
  </office:meta>
</office:document-meta>
</file>